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5000003AE5BC23C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0" text:anchor-type="as-char" svg:width="4.805cm" svg:height="7.015cm" draw:z-index="0"><draw:image xlink:href="Pictures/1000020100000285000003AE5BC23CE7.png" xlink:type="simple" xlink:show="embed" xlink:actuate="onLoad"/></draw:frame> <text:s text:c="11"/><draw:frame draw:style-name="fr1" draw:name="graphics1" text:anchor-type="as-char" svg:width="4.805cm" svg:height="7.015cm" draw:z-index="1"><draw:image xlink:href="Pictures/1000020100000285000003AE5BC23CE7.png" xlink:type="simple" xlink:show="embed" xlink:actuate="onLoad"/></draw:frame> <text:s text:c="10"/><draw:frame draw:style-name="fr1" draw:name="graphics2" text:anchor-type="as-char" svg:width="4.805cm" svg:height="7.015cm" draw:z-index="2"><draw:image xlink:href="Pictures/1000020100000285000003AE5BC23CE7.png" xlink:type="simple" xlink:show="embed" xlink:actuate="onLoad"/></draw:frame> <text:s text:c="5"/></text:p>
      <text:p text:style-name="Standard"/>
      <text:p text:style-name="Standard"/>
      <text:p text:style-name="Standard"><draw:frame draw:style-name="fr1" draw:name="graphics3" text:anchor-type="as-char" svg:width="4.805cm" svg:height="7.015cm" draw:z-index="3"><draw:image xlink:href="Pictures/1000020100000285000003AE5BC23CE7.png" xlink:type="simple" xlink:show="embed" xlink:actuate="onLoad"/></draw:frame> <text:s text:c="11"/><draw:frame draw:style-name="fr1" draw:name="graphics4" text:anchor-type="as-char" svg:width="4.805cm" svg:height="7.015cm" draw:z-index="4"><draw:image xlink:href="Pictures/1000020100000285000003AE5BC23CE7.png" xlink:type="simple" xlink:show="embed" xlink:actuate="onLoad"/></draw:frame> <text:s text:c="10"/><draw:frame draw:style-name="fr1" draw:name="graphics5" text:anchor-type="as-char" svg:width="4.805cm" svg:height="7.015cm" draw:z-index="5"><draw:image xlink:href="Pictures/1000020100000285000003AE5BC23CE7.png" xlink:type="simple" xlink:show="embed" xlink:actuate="onLoad"/></draw:frame> <text:s text:c="5"/></text:p>
      <text:p text:style-name="Standard"/>
      <text:p text:style-name="Standard"/>
      <text:p text:style-name="Standard"><draw:frame draw:style-name="fr1" draw:name="graphics6" text:anchor-type="as-char" svg:width="4.805cm" svg:height="7.015cm" draw:z-index="6"><draw:image xlink:href="Pictures/1000020100000285000003AE5BC23CE7.png" xlink:type="simple" xlink:show="embed" xlink:actuate="onLoad"/></draw:frame> <text:s text:c="11"/><draw:frame draw:style-name="fr1" draw:name="graphics7" text:anchor-type="as-char" svg:width="4.805cm" svg:height="7.015cm" draw:z-index="7"><draw:image xlink:href="Pictures/1000020100000285000003AE5BC23CE7.png" xlink:type="simple" xlink:show="embed" xlink:actuate="onLoad"/></draw:frame> <text:s text:c="10"/><draw:frame draw:style-name="fr1" draw:name="graphics8" text:anchor-type="as-char" svg:width="4.805cm" svg:height="7.015cm" draw:z-index="8"><draw:image xlink:href="Pictures/1000020100000285000003AE5BC23CE7.png" xlink:type="simple" xlink:show="embed" xlink:actuate="onLoad"/></draw:frame> 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ub </meta:initial-creator>
    <meta:creation-date>2014-02-26T12:04:23</meta:creation-date>
    <meta:printed-by>Toub </meta:printed-by>
    <meta:print-date>2014-02-26T12:21:03</meta:print-date>
    <dc:date>2014-02-26T12:21:05</dc:date>
    <dc:creator>Toub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9" meta:object-count="0" meta:page-count="1" meta:paragraph-count="3" meta:word-count="0" meta:character-count="96" meta:non-whitespace-character-count="0"/>
  </office:meta>
</office:document-meta>
</file>